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7.63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entity" table:style-name="ta1" table:print="false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lients</text:p>
          </table:table-cell>
          <table:table-cell office:value-type="string">
            <text:p>Таблица для сущности Клиент. Хранит данные о личных данных клиентов системы лояльности банка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rds</text:p>
          </table:table-cell>
          <table:table-cell/>
        </table:table-row>
        <table:table-row table:style-name="ro1">
          <table:table-cell/>
          <table:table-cell office:value-type="string">
            <text:p>Operations(Transaction)</text:p>
          </table:table-cell>
          <table:table-cell/>
        </table:table-row>
        <table:table-row table:style-name="ro1">
          <table:table-cell/>
          <table:table-cell office:value-type="string">
            <text:p>Dic_mcc</text:p>
          </table:table-cell>
          <table:table-cell/>
        </table:table-row>
        <table:table-row table:style-name="ro1">
          <table:table-cell/>
          <table:table-cell office:value-type="string">
            <text:p>Merchants</text:p>
          </table:table-cell>
          <table:table-cell/>
        </table:table-row>
      </table:table>
      <table:table table:name="merchant_program" table:style-name="ta1" table:print="false">
        <table:table-column table:style-name="co1" table:default-cell-style-name="Default"/>
        <table:table-row table:style-name="ro2">
          <table:table-cell office:value-type="string">
            <text:p>Виды партнерских программ банков</text:p>
            <text:p>Партнерские программы устроены несложно — здесь нет плавающих ставок или многоступенчатых систем выплат. Существует только два вида оплаты: фиксированная или процентная. В первом случае вознаграждение оговорено заранее и не подлежит изменению, во втором случае прибыль зависит от объема потраченных клиентом денег. </text:p>
            <text:p/>
            <text:p>Два примера:</text:p>
            <text:p/>
            <text:p>За реализацию дебетовой карты партнер зарабатывает ₽3000. Десять проданных карт десятикратно увеличивают первоначальную сумму.</text:p>
            <text:p>За реализацию кредита партнер получает 10% от одобренной суммы. Чем больше сумма кредита, тем выше доход.</text:p>
            <text:p>Добавим, что партнерки также учитывают конверсию. Не получится лить бессмысленный трафик, где из тысячи лидов работает только один. Низкая конверсия или запрещенный источник будет выявлен партнеркой, а результаты работы аннулированы.</text:p>
            <text:p/>
            <text:p>Также партнерские программы можно структурировать по видам офферов:</text:p>
            <text:p/>
            <text:p>Платежные карты — реализация дебетовых и кредитных карт. Требования к кредитным картам выше, но также и выше оплата.</text:p>
            <text:p>Кредиты — зачастую фиксированный прайс, заработок приходит на счет в срок от одного до двух месяцев. </text:p>
            <text:p>Микрозаймы — фиксированная сумма для обычных займов и процент для кредитов под залог имущества.</text:p>
            <text:p>Страхование — имущественное, автомобильное, а также здоровья. </text:p>
            <text:p>Счета — работа с услугами по регистрации бизнеса, открытию расчетных счетов. <text:s/></text:p>
            <text:p>Вклады — открытие инвестиционных счетов, банковских вкладов. Оплата в виде фиксированной суммы или процента от размера страховки счета.</text:p>
            <text:p>Ипотека — оплата проводится не только за оформление ипотеки, но и за первичное одобрение. 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02">02.07.2024</text:date>, <text:time>19:1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55M37S</meta:editing-duration>
    <meta:editing-cycles>5</meta:editing-cycles>
    <meta:generator>OpenOffice/4.1.12$Win32 OpenOffice.org_project/4112m1$Build-9809</meta:generator>
    <dc:date>2024-07-02T19:18:53.52</dc:date>
    <dc:creator>Sergey Ermachkov</dc:creator>
    <meta:document-statistic meta:table-count="3" meta:cell-count="9" meta:object-count="0"/>
    <meta:user-defined meta:name="Info 1"/>
    <meta:user-defined meta:name="Info 2"/>
    <meta:user-defined meta:name="Info 3"/>
    <meta:user-defined meta:name="Info 4"/>
  </office:meta>
</office:document-meta>
</file>